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1" fo:background-color="#ffff00"/>
    </style:style>
    <style:style style:name="P15" style:family="paragraph" style:parent-style-name="Text_20_body">
      <style:text-properties style:font-name="Calibri"/>
    </style:style>
    <style:style style:name="P16" style:family="paragraph" style:parent-style-name="Text_20_body">
      <style:text-properties style:font-name="Calibri" fo:language="pl" fo:country="PL"/>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0" style:family="paragraph" style:parent-style-name="Dialog" style:list-style-name="L1"/>
    <style:style style:name="P21" style:family="paragraph" style:parent-style-name="Dialog" style:list-style-name="L1">
      <style:text-properties style:font-name="Calibri1"/>
    </style:style>
    <style:style style:name="P22" style:family="paragraph" style:parent-style-name="Dialog" style:list-style-name="L3">
      <style:text-properties style:font-name="Calibri1"/>
    </style:style>
    <style:style style:name="P23" style:family="paragraph" style:parent-style-name="Dialog" style:list-style-name="L4">
      <style:text-properties style:font-name="Calibri1" fo:background-color="transparent"/>
    </style:style>
    <style:style style:name="P24" style:family="paragraph" style:parent-style-name="Dialog" style:list-style-name="L5">
      <style:text-properties style:font-name="Calibri1"/>
    </style:style>
    <style:style style:name="P25" style:family="paragraph" style:parent-style-name="Dialog" style:list-style-name="L7">
      <style:text-properties style:font-name="Calibri1"/>
    </style:style>
    <style:style style:name="P26" style:family="paragraph" style:parent-style-name="Dialog" style:list-style-name="L1">
      <style:text-properties style:font-name="Calibri"/>
    </style:style>
    <style:style style:name="P27" style:family="paragraph" style:parent-style-name="Dialog" style:list-style-name="L6">
      <style:text-properties style:font-name="Calibri"/>
    </style:style>
    <style:style style:name="P28" style:family="paragraph" style:parent-style-name="Dialog" style:list-style-name="L2">
      <style:paragraph-properties fo:orphans="2" fo:widows="2"/>
      <style:text-properties fo:language="pl" fo:country="PL"/>
    </style:style>
    <style:style style:name="P29" style:family="paragraph" style:parent-style-name="Dialog" style:list-style-name="L4">
      <style:text-properties fo:background-color="transparent"/>
    </style:style>
    <style:style style:name="P30" style:family="paragraph" style:parent-style-name="Dialog" style:list-style-name="L6"/>
    <style:style style:name="P31" style:family="paragraph" style:parent-style-name="Dialog" style:list-style-name="L7"/>
    <style:style style:name="P32" style:family="paragraph" style:parent-style-name="Dialog" style:list-style-name="L8"/>
    <style:style style:name="P33" style:family="paragraph" style:parent-style-name="Heading" style:master-page-name="MP0">
      <style:paragraph-properties style:page-number="auto" fo:break-before="page"/>
      <style:text-properties fo:language="pl" fo:country="PL"/>
    </style:style>
    <style:style style:name="P34" style:family="paragraph" style:parent-style-name="Überschrift_20_2">
      <style:text-properties fo:language="pl" fo:country="PL"/>
    </style:style>
    <style:style style:name="P35" style:family="paragraph" style:parent-style-name="Überschrift_20_2">
      <style:text-properties style:font-name="Calibri"/>
    </style:style>
    <style:style style:name="P36" style:family="paragraph" style:parent-style-name="Überschrift_20_2">
      <style:text-properties style:font-name="Calibri" fo:language="pl" fo:country="PL"/>
    </style:style>
    <style:style style:name="P37" style:family="paragraph" style:parent-style-name="Text_20_body" style:list-style-name="L1">
      <style:text-properties fo:language="pl" fo:country="PL"/>
    </style:style>
    <style:style style:name="P38" style:family="paragraph" style:parent-style-name="Text_20_body" style:list-style-name="L7"/>
    <style:style style:name="P39" style:family="paragraph" style:parent-style-name="Text_20_body">
      <style:text-properties style:font-name="Calibri1"/>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1" fo:background-color="transparent"/>
    </style:style>
    <style:style style:name="T12" style:family="text">
      <style:text-properties style:font-name="Calibri"/>
    </style:style>
    <style:style style:name="T13" style:family="text">
      <style:text-properties style:font-name="Calibri" fo:language="pl" fo:country="PL"/>
    </style:style>
    <style:style style:name="T14" style:family="text">
      <style:text-properties style:font-name="Calibri" fo:language="pl" fo:country="PL" fo:background-color="transparent"/>
    </style:style>
    <style:style style:name="T15" style:family="text">
      <style:text-properties style:font-name="Calibri" fo:language="pl" fo:country="PL" fo:background-color="#ffff00"/>
    </style:style>
    <style:style style:name="T16" style:family="text">
      <style:text-properties style:font-name="Calibri" fo:background-color="#ffff00"/>
    </style:style>
    <style:style style:name="T17" style:family="text">
      <style:text-properties fo:background-color="#ffff00"/>
    </style:style>
    <style:style style:name="T18" style:family="text">
      <style:text-properties fo:background-color="transparent"/>
    </style:style>
    <style:style style:name="T19"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ynastia Sobieskich – tom II, „Pola Chwały”</text:p>
      <text:h text:style-name="P34"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2"> ju</text:span><text:span text:style-name="T5">ż</text:span><text:span text:style-name="T12">, po co si</text:span><text:span text:style-name="T5">ę</text:span><text:span text:style-name="T12"> zaci</text:span><text:span text:style-name="T5">ą</text:span><text:span text:style-name="T12">gn</text:span><text:span text:style-name="T5">ął</text:span><text:span text:style-name="T12">, zapomnia</text:span><text:span text:style-name="T5">ł</text:span><text:span text:style-name="T12"> nawet, jak si</text:span><text:span text:style-name="T5">ę</text:span><text:span text:style-name="T12"> nazywa, wiedzia</text:span><text:span text:style-name="T5">ł</text:span><text:span text:style-name="T12"> tylko gdzie lewo, a gdzie prawo, jak i</text:span><text:span text:style-name="T5">ść</text:span><text:span text:style-name="T12"> trzy kroki w wstez, obr</text:span><text:span text:style-name="T5">ó</text:span><text:span text:style-name="T12">t, trzy kroki w ty</text:span><text:span text:style-name="T5">ł</text:span><text:span text:style-name="T12">. N</text:spa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3">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7">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text:soft-page-break/>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34"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8">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2"> r</text:span><text:span text:style-name="T5">ó</text:span><text:span text:style-name="T12">wnie</text:span><text:span text:style-name="T5">ż</text:span><text:span text:style-name="T12"> Szlomo syn Hejhela, wys</text:span><text:span text:style-name="T5">ł</text:span><text:span text:style-name="T12">annik kaha</text:span><text:span text:style-name="T5">ł</text:span><text:span text:style-name="T12">u krakowskiego. Podr</text:span><text:span text:style-name="T5">óż</text:span><text:span text:style-name="T12">owa</text:span><text:span text:style-name="T5">ł</text:span><text:span text:style-name="T12"> razem z panem Krzysztofem Mieroszewskim. Jakby taka kompania podr</text:span><text:span text:style-name="T5">óż</text:span><text:span text:style-name="T12">na ma</text:span><text:span text:style-name="T5">ł</text:span><text:span text:style-name="T12">o dziwn</text:span><text:span text:style-name="T5">ą</text:span><text:span text:style-name="T12"> by</text:span><text:span text:style-name="T5">ł</text:span><text:span text:style-name="T12">a, Szlomo spotka</text:span><text:span text:style-name="T5">ł</text:span><text:span text:style-name="T12"> si</text:span><text:span text:style-name="T5">ę</text:span><text:span text:style-name="T12"> po swym przyje</text:span><text:span text:style-name="T5">ź</text:span><text:span text:style-name="T12">dzie nie tylko z najdostojniejszymi </text:span><text:span text:style-name="T5">Ż</text:span><text:span text:style-name="T12">ydami Lwowa, lecz r</text:span><text:span text:style-name="T5">ó</text:span><text:span text:style-name="T12">wnie</text:span><text:span text:style-name="T5">ż</text:span><text:span text:style-name="T12"> z naczelnym gminy ormia</text:span><text:span text:style-name="T5">ń</text:span><text:span text:style-name="T12">skiej w tym zacnym mie</text:span><text:span text:style-name="T5">ś</text:span><text:span text:style-name="T12">cie. Pan Mieroszewski tymczasem, pracami fortyfikacyjnymi wok</text:span><text:span text:style-name="T5">ół</text:span><text:span text:style-name="T12"> Lwowa zawiaduj</text:span><text:span text:style-name="T5">ą</text:span><text:span text:style-name="T12">cy, do pana wojewody Jab</text:span><text:span text:style-name="T5">ł</text:span><text:span text:style-name="T12">onowskiego przyst</text:span><text:span text:style-name="T5">ę</text:span><text:span text:style-name="T12">p mia</text:span><text:span text:style-name="T5">ł</text:span><text:span text:style-name="T12"> ci</text:span><text:span text:style-name="T5">ą</text:span><text:span text:style-name="T12">gle, i trzeciego dnia po przybyciu tak zagai</text:span><text:span text:style-name="T5">ł</text:span><text:span text:style-name="T12">.</text:span></text:p>
      <text:list xml:id="list1073704444139656438" text:style-name="L1">
        <text:list-item>
          <text:p text:style-name="P20"><text:span text:style-name="T12">Teraz </text:span><text:span text:style-name="T5">ł</text:span><text:span text:style-name="T12">o</text:span><text:span text:style-name="T5">ż</text:span><text:span text:style-name="T12">y jego wysoko</text:span><text:span text:style-name="T5">ść</text:span><text:span text:style-name="T12"> kr</text:span><text:span text:style-name="T5">ó</text:span><text:span text:style-name="T12">l Jan na fortyfikacje obficie, na ich budow</text:span><text:span text:style-name="T5">ę</text:span><text:span text:style-name="T12">, lecz i na utrzymanie ci</text:span><text:span text:style-name="T5">ą</text:span><text:span text:style-name="T12">gle sumy potrzebne b</text:span><text:span text:style-name="T5">ę</text:span><text:span text:style-name="T12">d</text:span><text:span text:style-name="T5">ą</text:span><text:span text:style-name="T12"> niema</text:span><text:span text:style-name="T5">ł</text:span><text:span text:style-name="T12">e.</text:span></text:p>
        </text:list-item>
        <text:list-item>
          <text:p text:style-name="P20"><text:span text:style-name="T12">Po wojnie miasto na fortyfikacje </text:span><text:span text:style-name="T5">ł</text:span><text:span text:style-name="T12">o</text:span><text:span text:style-name="T5">ż</text:span><text:span text:style-name="T12">y</text:span><text:span text:style-name="T5">ć</text:span><text:span text:style-name="T12"> b</text:span><text:span text:style-name="T5">ę</text:span><text:span text:style-name="T12">dzie, handlem swym to finansuj</text:span><text:span text:style-name="T5">ą</text:span><text:span text:style-name="T12">c. Wa</text:span><text:span text:style-name="T5">ść</text:span><text:span text:style-name="T12"> pilnowa</text:span><text:span text:style-name="T5">ł</text:span><text:span text:style-name="T12"> b</text:span><text:span text:style-name="T5">ę</text:span><text:span text:style-name="T12">dziesz, by z handlowych dochod</text:span><text:span text:style-name="T5">ó</text:span><text:span text:style-name="T12">w na to </text:span><text:span text:style-name="T5">ł</text:span><text:span text:style-name="T12">yczkowie nie sk</text:span><text:span text:style-name="T5">ą</text:span><text:span text:style-name="T12">pili.</text:span></text:p>
        </text:list-item>
        <text:list-item>
          <text:p text:style-name="P20"><text:span text:style-name="T12">Handel rzecz zacna, je</text:span><text:span text:style-name="T5">ś</text:span><text:span text:style-name="T12">li doch</text:span><text:span text:style-name="T5">ó</text:span><text:span text:style-name="T12">d przynosi, ale z tym i przed wojn</text:span><text:span text:style-name="T5">ą</text:span><text:span text:style-name="T12"> nieweso</text:span><text:span text:style-name="T5">ł</text:span><text:span text:style-name="T12">o by</text:span><text:span text:style-name="T5">ł</text:span><text:span text:style-name="T12">o. Teraz to nawet Gda</text:span><text:span text:style-name="T5">ń</text:span><text:span text:style-name="T12">sk biednieje, a co dopiero Lw</text:span><text:span text:style-name="T5">ó</text:span><text:span text:style-name="T12">w.</text:span></text:p>
        </text:list-item>
        <text:list-item>
          <text:p text:style-name="P20"><text:soft-page-break/><text:span text:style-name="T12">Lw</text:span><text:span text:style-name="T5">ó</text:span><text:span text:style-name="T12">w jednak mo</text:span><text:span text:style-name="T5">ż</text:span><text:span text:style-name="T12">liwo</text:span><text:span text:style-name="T5">ś</text:span><text:span text:style-name="T12">ci handlu uzyska, je</text:span><text:span text:style-name="T5">ś</text:span><text:span text:style-name="T12">li pok</text:span><text:span text:style-name="T5">ó</text:span><text:span text:style-name="T12">j rozs</text:span><text:span text:style-name="T5">ą</text:span><text:span text:style-name="T12">dny z Turkiem zawrzemy. Handel ze wschodem, ko</text:span><text:span text:style-name="T5">ń</text:span><text:span text:style-name="T12">mi, broni</text:span><text:span text:style-name="T5">ą</text:span><text:span text:style-name="T12">, suknem, a i fortalicje te w tym pomog</text:span><text:span text:style-name="T5">ą</text:span><text:span text:style-name="T12">, </text:span><text:span text:style-name="T5">ż</text:span><text:span text:style-name="T12">e kupcy bezpieczniej czu</text:span><text:span text:style-name="T5">ć</text:span><text:span text:style-name="T12"> si</text:span><text:span text:style-name="T5">ę</text:span><text:span text:style-name="T12"> b</text:span><text:span text:style-name="T5">ę</text:span><text:span text:style-name="T12">d</text:span><text:span text:style-name="T5">ą</text:span><text:span text:style-name="T12">.</text:span></text:p>
        </text:list-item>
        <text:list-item>
          <text:p text:style-name="P20"><text:span text:style-name="T12">Tak, ale dalej na wsch</text:span><text:span text:style-name="T5">ó</text:span><text:span text:style-name="T12">d od Lwowa miejsc bezpiecznych nie ma.</text:span></text:p>
        </text:list-item>
        <text:list-item>
          <text:p text:style-name="P20"><text:span text:style-name="T12">Jak by pu</text:span><text:span text:style-name="T5">ś</text:span><text:span text:style-name="T12">ci</text:span><text:span text:style-name="T5">ć</text:span><text:span text:style-name="T12"> nowy szlak handlowy wzd</text:span><text:span text:style-name="T5">ł</text:span><text:span text:style-name="T12">u</text:span><text:span text:style-name="T5">ż</text:span><text:span text:style-name="T12"> Dniestru, i tam forteczki pobudowa</text:span><text:span text:style-name="T5">ć</text:span><text:span text:style-name="T12">, mo</text:span><text:span text:style-name="T5">ż</text:span><text:span text:style-name="T12">na by je te</text:span><text:span text:style-name="T5">ż</text:span><text:span text:style-name="T12"> Dniestrem zaopatrywa</text:span><text:span text:style-name="T5">ć</text:span><text:span text:style-name="T12">. </text:span></text:p>
        </text:list-item>
        <text:list-item>
          <text:p text:style-name="P20"><text:span text:style-name="T12">Trzeba tylko przypilnowa</text:span><text:span text:style-name="T5">ć</text:span><text:span text:style-name="T12">, aby piractwo rzeczne kozackie na Dniestrze nie odrodzi</text:span><text:span text:style-name="T5">ł</text:span><text:span text:style-name="T12">o si</text:span><text:span text:style-name="T5">ę</text:span><text:span text:style-name="T12">.</text:span></text:p>
        </text:list-item>
        <text:list-item>
          <text:p text:style-name="P20"><text:span text:style-name="T12">O to te</text:span><text:span text:style-name="T5">ż</text:span><text:span text:style-name="T12"> si</text:span><text:span text:style-name="T5">ę</text:span><text:span text:style-name="T12"> b</text:span><text:span text:style-name="T5">ę</text:span><text:span text:style-name="T12">d</text:span><text:span text:style-name="T5">ą</text:span><text:span text:style-name="T12"> za</text:span><text:span text:style-name="T5">ł</text:span><text:span text:style-name="T12">ogi tych stanic martwi</text:span><text:span text:style-name="T5">ć.</text:span></text:p>
        </text:list-item>
        <text:list-item>
          <text:p text:style-name="P20"><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2"> u Angielczyk</text:span><text:span text:style-name="T5">ó</text:span><text:span text:style-name="T12">w. Stw</text:span><text:span text:style-name="T5">ó</text:span><text:span text:style-name="T12">rzmy te</text:span><text:span text:style-name="T5">ż</text:span><text:span text:style-name="T12"> i my!</text:span></text:p>
        </text:list-item>
        <text:list-item>
          <text:p text:style-name="P20"><text:span text:style-name="T12">A sk</text:span><text:span text:style-name="T5">ą</text:span><text:span text:style-name="T12">d</text:span><text:span text:style-name="T5">ż</text:span><text:span text:style-name="T12">e ch</text:span><text:span text:style-name="T5">ę</text:span><text:span text:style-name="T12">tnych a bogatych to tej kompanii znajdziecie? - wojewoda niskie mia</text:span><text:span text:style-name="T5">ł</text:span><text:span text:style-name="T12"> mniemanie o swych ziomk</text:span><text:span text:style-name="T5">ó</text:span><text:span text:style-name="T12">w sk</text:span><text:span text:style-name="T5">łonności do ryzyka</text:span></text:p>
        </text:list-item>
        <text:list-item>
          <text:p text:style-name="P20"><text:span text:style-name="T12">We Lwowie maj</text:span><text:span text:style-name="T5">ę</text:span><text:span text:style-name="T12">tnych ludzi ledwie troch</text:span><text:span text:style-name="T5">ę</text:span><text:span text:style-name="T12"> się</text:span><text:span text:style-name="T5"> znajdzie – rozpoczął z namysłem Mieroszowski</text:span></text:p>
        </text:list-item>
        <text:list-item>
          <text:p text:style-name="P21">Właśnie, po ostatnich tatarskich oblężeniach, co i nawet okupować się musieli, za króla poprzedniego – wtrącił wojewoda.</text:p>
        </text:list-item>
        <text:list-item>
          <text:p text:style-name="P20"><text:span text:style-name="T12">I na t</text:span><text:span text:style-name="T5">ę</text:span><text:span text:style-name="T12"> imprez</text:span><text:span text:style-name="T5">ę</text:span><text:span text:style-name="T12"> wszystkiej maj</text:span><text:span text:style-name="T5">ę</text:span><text:span text:style-name="T12">tno</text:span><text:span text:style-name="T5">ś</text:span><text:span text:style-name="T12">ci swej nie zaryzykuj</text:span><text:span text:style-name="T5">ą</text:span><text:span text:style-name="T12">. Ale troch</text:span><text:span text:style-name="T5">ę</text:span><text:span text:style-name="T12"> mo</text:span><text:span text:style-name="T5">ż</text:span><text:span text:style-name="T12">e w</text:span><text:span text:style-name="T5">ł</text:span><text:span text:style-name="T12">o</text:span><text:span text:style-name="T5">żą</text:span><text:span text:style-name="T12">, a i ich znajomo</text:span><text:span text:style-name="T5">ś</text:span><text:span text:style-name="T12">ci z Tatary pomog</text:span><text:span text:style-name="T5">ą</text:span><text:span text:style-name="T12">. Przez krymskie przecie domeny handel do Turcji i Persji i</text:span><text:span text:style-name="T5">ść</text:span><text:span text:style-name="T12"> musi.</text:span></text:p>
        </text:list-item>
        <text:list-item>
          <text:p text:style-name="P20"><text:span text:style-name="T12">Na podarki dla tureckich i perskich dostojnik</text:span><text:span text:style-name="T5">ó</text:span><text:span text:style-name="T12">w wi</text:span><text:span text:style-name="T5">ę</text:span><text:span text:style-name="T12">cej z</text:span><text:span text:style-name="T5">ł</text:span><text:span text:style-name="T12">ota by trzeba ni</text:span><text:span text:style-name="T5">ż</text:span><text:span text:style-name="T12"> w ca</text:span><text:span text:style-name="T5">ł</text:span><text:span text:style-name="T12">ym Lwowie znajdziesz – Jab</text:span><text:span text:style-name="T5">ł</text:span><text:span text:style-name="T12">onowski oponowa</text:span><text:span text:style-name="T5">ć</text:span><text:span text:style-name="T12"> nie przestawa</text:span><text:span text:style-name="T5">ł</text:span><text:span text:style-name="T12">.</text:span></text:p>
        </text:list-item>
        <text:list-item>
          <text:p text:style-name="P20"><text:span text:style-name="T12">Tote</text:span><text:span text:style-name="T5">ż</text:span><text:span text:style-name="T12"> poza Lwowem r</text:span><text:span text:style-name="T5">ó</text:span><text:span text:style-name="T12">wnie</text:span><text:span text:style-name="T5">ż</text:span><text:span text:style-name="T12"> szuka</text:span><text:span text:style-name="T5">ć</text:span><text:span text:style-name="T12"> nam trzeba, zatem rozmawia</text:span><text:span text:style-name="T5">ł</text:span><text:span text:style-name="T12">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19">Zdumiał się na ową wzmiankę o Żydach pan Jabłonowski. Jednak konieczność odbudowy handlu znał, sam przecie hodowlą koni się zajmował, i bez importu świeżej krwi ze wschodu, dochować się wierzchowców nie mógł.</text:p>
      <text:list xml:id="list31247883" text:continue-numbering="true" text:style-name="L1">
        <text:list-item>
          <text:p text:style-name="P26">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7"><text:span text:style-name="T12"><text:s/></text:span><text:span text:style-name="T16">Dalej o planach handlowych, i spotkanie z Jab</text:span><text:span text:style-name="T9">ł</text:span><text:span text:style-name="T16">onowskim</text:span><text:span text:style-name="T12">.</text:span></text:p>
        </text:list-item>
      </text:list>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text:soft-page-break/>Paryżu, gdzie w tajnym gabinecie tajny urzędnik wyjawił w zaufaniu, w której knajpie w Rouen pan pułkownik de Beaulieu w nowej tajnej misji aktualnie wino popija.</text:p>
      <text:p text:style-name="P8">Pojechał zatem de Gourdant do Rouen.</text:p>
      <text:p text:style-name="P8">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text:soft-page-break/>* <text:s/>* <text:s/>*</text:p>
      <text:p text:style-name="P8">"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text:soft-page-break/>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text:soft-page-break/>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text:soft-page-break/>prędko w drogę dalszą chorągwie, aby wojska tureckie jakieś większe, pożarem ściągnięte, ich tu nie osaczyły.</text:p>
      <text:p text:style-name="P8">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36"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text:soft-page-break/>mogli. Cesarz gwarantem praw naszych tedy zostanie, a my jakoby częścią imperium czuć się będziemy mogli.</text:p>
      <text:p text:style-name="P10">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text:soft-page-break/>-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3">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text:soft-page-break/>- Rydel fortecę stanowi, rydla forteca się boi - rzekł pan Morsztyn - a to nie forteca, jeno obóz warowny dla wojsk na noc. Dla większej wojsk ilości żeśmy przygotowali, połączyć nam się trzeba nim na nieprzyjaciela ruszym.</text:p>
      <text:p text:style-name="P8">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2">Kryczy</text:span><text:span text:style-name="T5">ń</text:span><text:span text:style-name="T12">ski za</text:span><text:span text:style-name="T5">ś</text:span><text:span text:style-name="T12"> za zdrad</text:span><text:span text:style-name="T5">ę</text:span><text:span text:style-name="T12"> Rzeczypospolitej przed s</text:span><text:span text:style-name="T5">ę</text:span><text:span text:style-name="T12">dzi</text:span><text:span text:style-name="T5">ą</text:span><text:span text:style-name="T12"> najwy</text:span><text:span text:style-name="T5">ż</text:span><text:span text:style-name="T12">szym rachunek zdawa</text:span><text:span text:style-name="T5">ł</text:span>.</text:p>
      <text:p text:style-name="P8"/>
      <text:h text:style-name="P36"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text:soft-page-break/>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2">ugo </text:span>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text:soft-page-break/>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2">e plan</text:span><text:span text:style-name="T5">ó</text:span><text:span text:style-name="T12">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5">a</text:span></text:span></text:p>
      <text:h text:style-name="P35"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text:soft-page-break/>przypadku odmowy. Tatarzy bia<text:span text:style-name="T5">ł</text:span><text:span text:style-name="T12">ogrodzcy do wojny z Lachami si</text:span><text:span text:style-name="T5">ę</text:span><text:span text:style-name="T12"> nie kwapili, lecz jeszcze mniej mieli ochot</text:span><text:span text:style-name="T5">ę</text:span><text:span text:style-name="T12"> stawia</text:span><text:span text:style-name="T5">ć</text:span><text:span text:style-name="T12"> czo</text:span><text:span text:style-name="T5">ł</text:span><text:span text:style-name="T12">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2">kowej </text:span>pana Modrzewskiego. Jabłonowski już w nocy wysłał trzy pułki, Bogusza, <text:span text:style-name="T5">Łą</text:span><text:span text:style-name="T12">ckiego i Modrzewskiego w</text:span><text:span text:style-name="T5">ł</text:span><text:span text:style-name="T12">a</text:span><text:span text:style-name="T5">ś</text:span><text:span text:style-name="T12">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4">, a</text:span></text:span><text:span text:style-name="Absatz-Standardschriftart"><text:span text:style-name="T7">ż</text:span></text:span><text:span text:style-name="Absatz-Standardschriftart"><text:span text:style-name="T14"> mu pot zalewa</text:span></text:span><text:span text:style-name="Absatz-Standardschriftart"><text:span text:style-name="T7">ł</text:span></text:span><text:span text:style-name="Absatz-Standardschriftart"><text:span text:style-name="T14"> oczy. I to pomimo mro</text:span></text:span><text:span text:style-name="Absatz-Standardschriftart"><text:span text:style-name="T7">ź</text:span></text:span><text:span text:style-name="Absatz-Standardschriftart"><text:span text:style-name="T14">nego powietrza i </text:span></text:span><text:span text:style-name="Absatz-Standardschriftart"><text:span text:style-name="T7">ś</text:span></text:span><text:span text:style-name="Absatz-Standardschriftart"><text:span text:style-name="T14">niegu, zalegaj</text:span></text:span><text:span text:style-name="Absatz-Standardschriftart"><text:span text:style-name="T7">ą</text:span></text:span><text:span text:style-name="Absatz-Standardschriftart"><text:span text:style-name="T14">cego w ca</text:span></text:span><text:span text:style-name="Absatz-Standardschriftart"><text:span text:style-name="T7">ł</text:span></text:span><text:span text:style-name="Absatz-Standardschriftart"><text:span text:style-name="T14">ej dolinie Dniestru. Dobry mia</text:span></text:span><text:span text:style-name="Absatz-Standardschriftart"><text:span text:style-name="T7">ł</text:span></text:span><text:span text:style-name="Absatz-Standardschriftart"><text:span text:style-name="T14"> widok Peter na t</text:span></text:span><text:span text:style-name="Absatz-Standardschriftart"><text:span text:style-name="T7">ę</text:span></text:span><text:span text:style-name="Absatz-Standardschriftart"><text:span text:style-name="T14">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oft-page-break/><text:span text:style-name="Absatz-Standardschriftart"><text:span text:style-name="T7">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2"> ogarn</text:span><text:span text:style-name="T5">ęło</text:span><text:span text:style-name="T12"> na widok oddalaj</text:span><text:span text:style-name="T5">ą</text:span><text:span text:style-name="T12">cych si</text:span><text:span text:style-name="T5">ę</text:span><text:span text:style-name="T12"> w po</text:span><text:span text:style-name="T5">ś</text:span><text:span text:style-name="T12">cigu za Tatarami kawalerzyst</text:span><text:span text:style-name="T5">ó</text:span><text:span text:style-name="T12">w. Nie taki by</text:span><text:span text:style-name="T5">ł</text:span><text:span text:style-name="T12"> plan! Czy tego Jab</text:span><text:span text:style-name="T5">ł</text:span><text:span text:style-name="T12">onowskiego szale</text:span><text:span text:style-name="T5">ń</text:span><text:span text:style-name="T12">stwo bitewne ponios</text:span><text:span text:style-name="T5">ł</text:span><text:span text:style-name="T12">o, czy sam szuka chwa</text:span><text:span text:style-name="T5">ł</text:span><text:span text:style-name="T12">y? Niepodobne to do niego, zwykle przecie</text:span><text:span text:style-name="T5">ż</text:span><text:span text:style-name="T12"> sw</text:span><text:span text:style-name="T5">ą</text:span><text:span text:style-name="T12"> </text:span><text:span text:style-name="T5">żą</text:span><text:span text:style-name="T12">dz</text:span><text:span text:style-name="T5">ę</text:span><text:span text:style-name="T12">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oft-page-break/><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8190467224292788690" text:style-name="L2">
        <text:list-header>
          <text:p text:style-name="P28">- To teraz wóz albo przewóz...</text:p>
        </text:list-header>
      </text:list>
      <text:p text:style-name="P13">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2"> historyczna. Wsp</text:span><text:span text:style-name="T5">ół</text:span><text:span text:style-name="T12">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2">ywane jako kr</text:span><text:span text:style-name="T5">ó</text:span><text:span text:style-name="T12">tkie kopie. Prawdziwych kopii husaria w walkach z Turkami nie u</text:span><text:span text:style-name="T5">ż</text:span><text:span text:style-name="T12">ywa</text:span><text:span text:style-name="T5">ł</text:span><text:span text:style-name="T12">a, bowiem turecka piechota nie dysponowa</text:span><text:span text:style-name="T5">ł</text:span><text:span text:style-name="T12">a formacjami pikinier</text:span><text:span text:style-name="T5">ó</text:span><text:span text:style-name="T12">w. Wojsko osma</text:span><text:span text:style-name="T5">ń</text:span><text:span text:style-name="T12">skie polega</text:span><text:span text:style-name="T5">ł</text:span><text:span text:style-name="T12">o bowiem na swej bardzo licznej kawalerii (</text:span><text:span text:style-name="T5">ś</text:span><text:span text:style-name="T12">rednich sipahach i ci</text:span><text:span text:style-name="T5">ęż</text:span><text:span text:style-name="T12">kich, acz nielicznych deli), aby znosi</text:span><text:span text:style-name="T5">ć</text:span><text:span text:style-name="T12"> kawaleri</text:span><text:span text:style-name="T5">ę</text:span><text:span text:style-name="T12"> wroga. To oczywi</text:span><text:span text:style-name="T5">ś</text:span><text:span text:style-name="T12">cie wystarcza</text:span><text:span text:style-name="T5">ł</text:span><text:span text:style-name="T12">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oft-page-break/><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2"> rzek</text:span><text:span text:style-name="T5">ą</text:span><text:span text:style-name="T12">, za</text:span><text:span text:style-name="T5">ś</text:span><text:span text:style-name="T12"> Kapłan Pasza po naradzie z swoimi dowódcami kaza</text:span><text:span text:style-name="T5">ł</text:span><text:span text:style-name="T12"> zaprzestać walki i wycofać swoje zmęczone </text:span><text:span text:style-name="T12">oddziały do obozu, dla ogrzania się i odpoczynku. Dla wielu tysi</text:span><text:span text:style-name="T5">ę</text:span><text:span text:style-name="T12">cy jego wojak</text:span><text:span text:style-name="T5">ó</text:span><text:span text:style-name="T12">w ten rozkaz przyszed</text:span><text:span text:style-name="T5">ł</text:span><text:span text:style-name="T12">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3805413817466559005" text:style-name="L3">
        <text:list-header>
          <text:p text:style-name="P22">-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text:soft-page-break/>-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2"> jako dragon kampani</text:span><text:span text:style-name="T5">ę</text:span><text:span text:style-name="T12"> odprawuj</text:span><text:span text:style-name="T5">ą</text:span><text:span text:style-name="T12">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text:soft-page-break/>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5874631810552711757" text:style-name="L4">
        <text:list-header>
          <text:p text:style-name="P29">- Panowie bracia, kr<text:span text:style-name="T5">ó</text:span><text:span text:style-name="T12">l nas wszystkich wzywa. Osma</text:span><text:span text:style-name="T5">ń</text:span><text:span text:style-name="T12">sk</text:span><text:span text:style-name="T5">ą</text:span><text:span text:style-name="T12"> odsiecz Kamie</text:span><text:span text:style-name="T5">ń</text:span><text:span text:style-name="T12">ca powstrzyma</text:span><text:span text:style-name="T5">ć</text:span><text:span text:style-name="T12"> musim lub pr</text:span><text:span text:style-name="T5">ó</text:span><text:span text:style-name="T12">buj</text:span><text:span text:style-name="T5">ą</text:span><text:span text:style-name="T12">c polec. To wojny tej kulminacja, punkt jej najwa</text:span><text:span text:style-name="T5">ż</text:span><text:span text:style-name="T12">niejszy, wi</text:span><text:span text:style-name="T5">ę</text:span><text:span text:style-name="T12">c nie zwlekajcie i zaraz za mn</text:span><text:span text:style-name="T5">ą</text:span><text:span text:style-name="T12"> jed</text:span><text:span text:style-name="T5">źcie.</text:span></text:p>
          <text:p text:style-name="P23">- A co z tymi tutaj?</text:p>
          <text:p text:style-name="P23">-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text:span><text:span text:style-name="T5">ą</text:span>c<text:span text:style-name="T5"> koncept bitwy pod Podhajcami w roku 1667r., aby zmusić przeciwnika do ścieśnienia</text:span> <text:span text:style-name="T5">ataku w miejscu wąskim, przez co armia Osman</text:span><text:span text:style-name="T5">ó</text:span>w, na wielkiej swojej liczbie polegaj<text:span text:style-name="T5">ą</text:span>ca, impet swój stracić <text:span text:style-name="T5">musiała. </text:span><text:span text:style-name="T18">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11">ó</text:span><text:span text:style-name="T18">rymi postawił de Maligne'go jenera</text:span><text:span text:style-name="T11">ł</text:span><text:span text:style-name="T18">a, w sumie prawie 6000 piechoty i spieszonej dragonii.</text:span><text:span text:style-name="T10"> Zadaniem tej grupy było utrzymanie wzgórz między traktem na Kamieniec a doliną Żwańczyka i w razie możliwości odcięcia drogi odwrotu na Żwaniec oddziałom tureckim. Na najważniejszych odcinkach, to jest na wzgórzu i podejściach do Łastowców </text:span><text:soft-page-break/><text:span text:style-name="T10">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1">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text:soft-page-break/>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text:span><text:soft-page-break/><text:span text:style-name="T5">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text:span><text:span text:style-name="T5">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text:span><text:span text:style-name="T5">. Husarze z nastawionymi koncerzami cwałem w dym wpadli, kt</text:span><text:span text:style-name="T5">ó</text:span>ry janczar<text:span text:style-name="T5">ó</text:span>w pokrywa<text:span text:style-name="T5">ł</text:span>, <text:span text:style-name="T5">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Jakies przejscie tutaj</text:p>
      <text:p text:style-name="P16">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2578127024937480858" text:style-name="L5">
        <text:list-item>
          <text:p text:style-name="P24">Ten atak na naszej prawej powstrzymać trzeba! Inaczej odetną środek!</text:p>
        </text:list-item>
        <text:list-item>
          <text:p text:style-name="P24">Nie mamy już czym ich powstrzymać!</text:p>
        </text:list-item>
        <text:list-item>
          <text:p text:style-name="P24">Tatarzy kontratakować muszą! Gdzie Selim?</text:p>
        </text:list-item>
        <text:list-item>
          <text:p text:style-name="P24">Tatarzy już uszli za Dniestr, powstrzymać zaś giaurów jedynie Żwaniec i nasz wczorajszy obóz może.</text:p>
        </text:list-item>
        <text:list-item>
          <text:p text:style-name="P24">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text:soft-page-break/>A zatem <text:span text:style-name="T5">Ż</text:span><text:span text:style-name="T12">waniec obsadzonym zostawili, tako</text:span><text:span text:style-name="T5">ż</text:span><text:span text:style-name="T12"> i ob</text:span><text:span text:style-name="T5">ó</text:span><text:span text:style-name="T12">z na naszej lewej, stwierdzi</text:span><text:span text:style-name="T5">ł</text:span><text:span text:style-name="T12"> Sobieski. Jego wojska, ca</text:span><text:span text:style-name="T5">ł</text:span><text:span text:style-name="T12">odzienn</text:span><text:span text:style-name="T5">ą</text:span><text:span text:style-name="T12"> bitw</text:span><text:span text:style-name="T5">ą</text:span><text:span text:style-name="T12"> z przewa</text:span><text:span text:style-name="T5">ż</text:span><text:span text:style-name="T12">aj</text:span><text:span text:style-name="T5">ą</text:span><text:span text:style-name="T12">cym liczebnie przeciwnikiem wyczerpane, acz zwyci</text:span><text:span text:style-name="T5">ę</text:span><text:span text:style-name="T12">sk</text:span><text:span text:style-name="T5">ą</text:span><text:span text:style-name="T12">, pod wrogimi fortalicjami, zatrzyma</text:span><text:span text:style-name="T5">ł</text:span><text:span text:style-name="T12">y si</text:span><text:span text:style-name="T5">ę</text:span><text:span text:style-name="T12">. Nie mia</text:span><text:span text:style-name="T5">ł</text:span><text:span text:style-name="T12">y ju</text:span><text:span text:style-name="T5">ż</text:span><text:span text:style-name="T12"> si</text:span><text:span text:style-name="T5">ł</text:span><text:span text:style-name="T12"> ani ochoty w zapadaj</text:span><text:span text:style-name="T5">ą</text:span><text:span text:style-name="T12">cym zmroku szturm</text:span><text:span text:style-name="T5">ó</text:span><text:span text:style-name="T12">w </text:span><text:span text:style-name="T12">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2"> Bitwa dogas</text:span><text:span text:style-name="T5">ł</text:span><text:span text:style-name="T12">a.</text:span></text:p>
      <text:h text:style-name="Überschrift_20_2" text:outline-level="2"><text:span text:style-name="T12">Rozdzia</text:span><text:span text:style-name="T5">ł</text:span><text:span text:style-name="T12">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8697916499533745630" text:style-name="L6">
        <text:list-item>
          <text:p text:style-name="P30">Turka zwyci<text:span text:style-name="T5">ęż</text:span><text:span text:style-name="T12">yli</text:span><text:span text:style-name="T5">ś</text:span><text:span text:style-name="T12">my, ale nie ze szcz</text:span><text:span text:style-name="T5">ę</text:span><text:span text:style-name="T12">tem – zagai</text:span><text:span text:style-name="T5">ł</text:span><text:span text:style-name="T12"> – i ten tu </text:span><text:span text:style-name="T5">Ż</text:span><text:span text:style-name="T12">waniec naprzykrza</text:span><text:span text:style-name="T5">ć</text:span><text:span text:style-name="T12"> si</text:span><text:span text:style-name="T5">ę</text:span><text:span text:style-name="T12"> nam b</text:span><text:span text:style-name="T5">ę</text:span><text:span text:style-name="T12">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0">Przecie mo<text:span text:style-name="T5">ż</text:span><text:span text:style-name="T12">em Kamieniec dalej blokowa</text:span><text:span text:style-name="T5">ć</text:span><text:span text:style-name="T12"> – spojrza</text:span><text:span text:style-name="T5">ł</text:span><text:span text:style-name="T12"> Sieniawski z nadziej</text:span><text:span text:style-name="T5">ą</text:span><text:span text:style-name="T12"> na Jab</text:span><text:span text:style-name="T5">ł</text:span><text:span text:style-name="T12">onowskiego</text:span></text:p>
        </text:list-item>
        <text:list-item>
          <text:p text:style-name="P30"><text:span text:style-name="T12">Mam jedn</text:span><text:span text:style-name="T5">ą</text:span><text:span text:style-name="T12"> r</text:span><text:span text:style-name="T5">ę</text:span><text:span text:style-name="T12">k</text:span><text:span text:style-name="T5">ą</text:span><text:span text:style-name="T12"> Kamieniec za szyj</text:span><text:span text:style-name="T5">ę</text:span><text:span text:style-name="T12"> trzyma</text:span><text:span text:style-name="T5">ć</text:span><text:span text:style-name="T12">, aby pad</text:span><text:span text:style-name="T5">ł</text:span><text:span text:style-name="T12"> z g</text:span><text:span text:style-name="T5">ł</text:span><text:span text:style-name="T12">odu wreszcie, drug</text:span><text:span text:style-name="T5">ą</text:span><text:span text:style-name="T12"> tych tutaj za twarz, aby pod Kamie</text:span><text:span text:style-name="T5">ń</text:span><text:span text:style-name="T12">cem nie przeszkadzali, no a trzeci</text:span><text:span text:style-name="T5">ą</text:span><text:span text:style-name="T12"> od odsieczy nowej, kt</text:span><text:span text:style-name="T5">ó</text:span><text:span text:style-name="T12">r</text:span><text:span text:style-name="T5">ą</text:span><text:span text:style-name="T12"> pewnie Turczyn teraz w</text:span><text:span text:style-name="T5">ł</text:span><text:span text:style-name="T12">a</text:span><text:span text:style-name="T5">ś</text:span><text:span text:style-name="T12">nie na nas </text:span><text:span text:style-name="T5">ś</text:span><text:span text:style-name="T12">le, ogania</text:span><text:span text:style-name="T5">ć</text:span><text:span text:style-name="T12">? Trzech r</text:span><text:span text:style-name="T5">ą</text:span><text:span text:style-name="T12">k nie mam – odpar</text:span><text:span text:style-name="T5">ł</text:span><text:span text:style-name="T12"> Jab</text:span><text:span text:style-name="T5">ł</text:span><text:span text:style-name="T12">onowski gniewnie.</text:span></text:p>
        </text:list-item>
        <text:list-item>
          <text:p text:style-name="P30"><text:span text:style-name="T12">Wa</text:span><text:span text:style-name="T5">ś</text:span><text:span text:style-name="T12">ci r</text:span><text:span text:style-name="T5">ę</text:span><text:span text:style-name="T12">ce w s</text:span><text:span text:style-name="T5">ł</text:span><text:span text:style-name="T12">u</text:span><text:span text:style-name="T5">ż</text:span><text:span text:style-name="T12">bie wojskowej spracowane cenimy wielce – rzek</text:span><text:span text:style-name="T5">ł</text:span><text:span text:style-name="T12"> Sobieski - wi</text:span><text:span text:style-name="T5">ę</text:span><text:span text:style-name="T12">cej jeszcze rozum obrotny, nam zawsze przydatny. M</text:span><text:span text:style-name="T5">ó</text:span><text:span text:style-name="T12">w </text:span><text:span text:style-name="T5">ż</text:span><text:span text:style-name="T12">e Wa</text:span><text:span text:style-name="T5">ść</text:span><text:span text:style-name="T12"> jasno tedy, co radzisz?</text:span></text:p>
        </text:list-item>
        <text:list-item>
          <text:p text:style-name="P30"><text:span text:style-name="T12">Strat zadali</text:span><text:span text:style-name="T5">ś</text:span><text:span text:style-name="T12">my im niema</text:span><text:span text:style-name="T5">ł</text:span><text:span text:style-name="T12">o, widz</text:span><text:span text:style-name="T5">ą</text:span><text:span text:style-name="T12"> zatem, i</text:span><text:span text:style-name="T5">ż</text:span><text:span text:style-name="T12"> utrzymanie Kamie</text:span><text:span text:style-name="T5">ń</text:span><text:span text:style-name="T12">ca przy wojnie z nami drogo ich kosztowa</text:span><text:span text:style-name="T5">ć</text:span><text:span text:style-name="T12"> b</text:span><text:span text:style-name="T5">ę</text:span><text:span text:style-name="T12">dzie. To i francuscy pos</text:span><text:span text:style-name="T5">ł</text:span><text:span text:style-name="T12">owie do pokoju zawarcia niech ich zmusz</text:span><text:span text:style-name="T5">ą</text:span><text:span text:style-name="T12">, przy kt</text:span><text:span text:style-name="T5">ó</text:span><text:span text:style-name="T12">rym pokoju niech cz</text:span><text:span text:style-name="T5">ęść</text:span><text:span text:style-name="T12"> Podola oddadz</text:span><text:span text:style-name="T5">ą</text:span><text:span text:style-name="T12">, gdy im ca</text:span><text:span text:style-name="T5">ł</text:span><text:span text:style-name="T12">ego nie wydrzem. </text:span></text:p>
        </text:list-item>
        <text:list-item>
          <text:p text:style-name="P27">Bez Podola szlachta pokoju nie zechce...</text:p>
        </text:list-item>
        <text:list-item>
          <text:p text:style-name="P30"><text:span text:style-name="T12">Ten kawa</text:span><text:span text:style-name="T5">ł</text:span><text:span text:style-name="T12">ek Podola sprzedamy na Sejmie jako sukces wielki – nie da</text:span><text:span text:style-name="T5">ł</text:span><text:span text:style-name="T12"> sobie przerwa</text:span><text:span text:style-name="T5">ć</text:span><text:span text:style-name="T12"> Jab</text:span><text:span text:style-name="T5">ł</text:span><text:span text:style-name="T12">onowski - do tego niech wspierania Kozak</text:span><text:span text:style-name="T5">ó</text:span><text:span text:style-name="T12">w zaprzestan</text:span><text:span text:style-name="T5">ą</text:span><text:span text:style-name="T12"> i Tatar</text:span><text:span text:style-name="T5">ó</text:span><text:span text:style-name="T12">w poskromi</text:span><text:span text:style-name="T5">ć</text:span><text:span text:style-name="T12"> obiecaj</text:span><text:span text:style-name="T5">ą</text:span><text:span text:style-name="T12">. </text:span></text:p>
        </text:list-item>
        <text:list-item>
          <text:p text:style-name="P30"><text:span text:style-name="T12">Te obiecanki i po poprzednich wojnach robili, a czambu</text:span><text:span text:style-name="T5">ł</text:span><text:span text:style-name="T12">y co roku chodzi</text:span><text:span text:style-name="T5">ł</text:span><text:span text:style-name="T12">y, czy pok</text:span><text:span text:style-name="T5">ó</text:span><text:span text:style-name="T12">j z Turkiem, czy wojna – oponowa</text:span><text:span text:style-name="T5">ł</text:span><text:span text:style-name="T12"> Sieniawski.</text:span></text:p>
        </text:list-item>
        <text:list-item>
          <text:p text:style-name="P30"><text:span text:style-name="T12">Teraz czambu</text:span><text:span text:style-name="T5">ł</text:span><text:span text:style-name="T12">y przetrzebione – rzek</text:span><text:span text:style-name="T5">ł</text:span><text:span text:style-name="T12"> Jab</text:span><text:span text:style-name="T5">ł</text:span><text:span text:style-name="T12">onowski – do tego chc</text:span><text:span text:style-name="T5">ę</text:span><text:span text:style-name="T12"> z Turcj</text:span><text:span text:style-name="T5">ą</text:span><text:span text:style-name="T12"> szlaki handlowe otworzy</text:span><text:span text:style-name="T5">ć</text:span><text:span text:style-name="T12">. Przez Bakczysaraj i Bia</text:span><text:span text:style-name="T5">ł</text:span><text:span text:style-name="T12">ogr</text:span><text:span text:style-name="T5">ó</text:span><text:span text:style-name="T12">d handel niech idzie, towarami tureckimi, perskimi, czy jakimi innymi. Tak oni handluj</text:span><text:span text:style-name="T5">ą</text:span><text:span text:style-name="T12">c z nami, mniej do wojaczki ch</text:span><text:span text:style-name="T5">ę</text:span><text:span text:style-name="T12">tni b</text:span><text:span text:style-name="T5">ę</text:span><text:span text:style-name="T12">d</text:span><text:span text:style-name="T5">ą</text:span><text:span text:style-name="T12">.</text:span></text:p>
        </text:list-item>
        <text:list-item>
          <text:p text:style-name="P27">Handel przez Dzikie Pola?</text:p>
        </text:list-item>
        <text:list-item>
          <text:p text:style-name="P30"><text:span text:style-name="T12">Szlaki wytyczym. Kiedy</text:span><text:span text:style-name="T5">ś</text:span><text:span text:style-name="T12"> ju</text:span><text:span text:style-name="T5">ż</text:span><text:span text:style-name="T12"> tam by</text:span><text:span text:style-name="T5">ł</text:span><text:span text:style-name="T12">y, zanim Tatarzy, a bardziej mo</text:span><text:span text:style-name="T5">ż</text:span><text:span text:style-name="T12">e jeszcze piraci rzeczni kozaccy handel zniszczyli. A handlowa</text:span><text:span text:style-name="T5">ć</text:span><text:span text:style-name="T12"> jest z kim – przez Osman</text:span><text:span text:style-name="T5">ó</text:span><text:span text:style-name="T12">w droga do Persji, do Indii, i dalej wiedzie...</text:span></text:p>
        </text:list-item>
      </text:list>
      <text:p text:style-name="Text_20_body"><text:span text:style-name="T12">Tu przerwa</text:span><text:span text:style-name="T5">ł</text:span><text:span text:style-name="T12"> rozmarzony, a i innym magnatom fury pe</text:span><text:span text:style-name="T5">ł</text:span><text:span text:style-name="T12">ne wschodnich towar</text:span><text:span text:style-name="T5">ó</text:span><text:span text:style-name="T12">w si</text:span><text:span text:style-name="T5">ę</text:span><text:span text:style-name="T12"> zamarzy</text:span><text:span text:style-name="T5">ł</text:span><text:span text:style-name="T12">y... dywany, tkaniny, bro</text:span><text:span text:style-name="T5">ń</text:span><text:span text:style-name="T12"> luksusowa, przyprawy smakowite...</text:span></text:p>
      <text:list xml:id="list4978313169821409456" text:style-name="L7">
        <text:list-item>
          <text:p text:style-name="P31"><text:span text:style-name="T12">Dobrze – rzek</text:span><text:span text:style-name="T5">ł</text:span><text:span text:style-name="T12"> Sobieski – do tego handlu kompani</text:span><text:span text:style-name="T5">ę</text:span><text:span text:style-name="T12"> za</text:span><text:span text:style-name="T5">ł</text:span><text:span text:style-name="T12">o</text:span><text:span text:style-name="T5">ż</text:span><text:span text:style-name="T12">ymy i Osman</text:span><text:span text:style-name="T5">ó</text:span><text:span text:style-name="T12">w do sp</text:span><text:span text:style-name="T5">ół</text:span><text:span text:style-name="T12">ki w niej tym </text:span><text:span text:style-name="T5">ła</text:span><text:span text:style-name="T12">cniej przekonamy, </text:span><text:span text:style-name="T5">ż</text:span><text:span text:style-name="T12">e wojn</text:span><text:span text:style-name="T5">ę</text:span><text:span text:style-name="T12"> teraz z Cesarzem maj</text:span><text:span text:style-name="T5">ą</text:span><text:span text:style-name="T12">. Nam jednak wraz taka wojna te</text:span><text:span text:style-name="T5">ż</text:span><text:span text:style-name="T12"> grozi, bo Cesarz ju</text:span><text:span text:style-name="T5">ż</text:span><text:span text:style-name="T12"> </text:span><text:span text:style-name="T5">ż</text:span><text:span text:style-name="T12">al ma, </text:span><text:span text:style-name="T5">ż</text:span><text:span text:style-name="T12">e Pac</text:span><text:span text:style-name="T5">ó</text:span><text:span text:style-name="T12">w w Rzeczypospolitej zabrak</text:span><text:span text:style-name="T5">ł</text:span><text:span text:style-name="T12">o, a teraz z Turkiem si</text:span><text:span text:style-name="T5">ę</text:span><text:span text:style-name="T12"> bratamy. Wiedzcie Waszmo</text:span><text:span text:style-name="T5">ś</text:span><text:span text:style-name="T12">ciowie, </text:span><text:span text:style-name="T5">ż</text:span><text:span text:style-name="T12">e trud</text:span><text:span text:style-name="T5">ó</text:span><text:span text:style-name="T12">w waszych nie koniec.</text:span></text:p>
          <text:p text:style-name="P38"><text:span text:style-name="T12">Kr</text:span><text:span text:style-name="T5">ó</text:span><text:span text:style-name="T12">l spojrza</text:span><text:span text:style-name="T5">ł</text:span><text:span text:style-name="T12"> na Jab</text:span><text:span text:style-name="T5">ł</text:span><text:span text:style-name="T12">onowskiego:</text:span></text:p>
        </text:list-item>
        <text:list-item>
          <text:p text:style-name="P31"><text:soft-page-break/><text:span text:style-name="T12">Wa</text:span><text:span text:style-name="T5">ść</text:span><text:span text:style-name="T12"> jako ruski wojewoda fortece na granicach nowych pobudujesz, i kompani</text:span><text:span text:style-name="T5">ę</text:span><text:span text:style-name="T12"> handlow</text:span><text:span text:style-name="T5">ą</text:span><text:span text:style-name="T12">, nazw</text:span><text:span text:style-name="T5">ę</text:span><text:span text:style-name="T12"> j</text:span><text:span text:style-name="T5">ą</text:span><text:span text:style-name="T12"> Lewanty</text:span><text:span text:style-name="T5">ń</text:span><text:span text:style-name="T12">sk</text:span><text:span text:style-name="T5">ą</text:span><text:span text:style-name="T12">, powo</text:span><text:span text:style-name="T5">ł</text:span><text:span text:style-name="T12">asz. Masz do tego pieni</text:span><text:span text:style-name="T5">ą</text:span><text:span text:style-name="T12">dze francuskie, masz we Lwowie kupc</text:span><text:span text:style-name="T5">ó</text:span><text:span text:style-name="T12">w obrotnych, a i z Krakowa ch</text:span><text:span text:style-name="T5">ę</text:span><text:span text:style-name="T12">tni do sp</text:span><text:span text:style-name="T5">ół</text:span><text:span text:style-name="T12">ki si</text:span><text:span text:style-name="T5">ę</text:span><text:span text:style-name="T12"> znajd</text:span><text:span text:style-name="T5">ą</text:span><text:span text:style-name="T12">.</text:span></text:p>
        </text:list-item>
        <text:list-item>
          <text:p text:style-name="P31"><text:span text:style-name="T12">Jako </text:span><text:span text:style-name="T5">ż</text:span><text:span text:style-name="T12">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11">Dniestrze</text:span><text:span text:style-name="T5"> zbudować trzeba...</text:span></text:p>
        </text:list-item>
        <text:list-item>
          <text:p text:style-name="P25">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2">nie</text:span><text:span text:style-name="T5">ż</text:span><text:span text:style-name="T12">ek z pocz</text:span><text:span text:style-name="T5">ą</text:span><text:span text:style-name="T12">tku grudnia zmieni</text:span><text:span text:style-name="T5">ł</text:span><text:span text:style-name="T12"> si</text:span><text:span text:style-name="T5">ę</text:span><text:span text:style-name="T12"> w zawiej</text:span><text:span text:style-name="T5">ę</text:span><text:span text:style-name="T12"> </text:span><text:span text:style-name="T5">ś</text:span><text:span text:style-name="T12">nie</text:span><text:span text:style-name="T5">ż</text:span><text:span text:style-name="T12">n</text:span><text:span text:style-name="T5">ą</text:span><text:span text:style-name="T12">. Wiatr szarpa</text:span><text:span text:style-name="T5">ł</text:span><text:span text:style-name="T12">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1">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1">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giaurzy przecie, bo mimo pięknego meczetu w miasta środku, i licznych innych nowych budowli sakralnych, mało kto na wiarę proroka nawrócił się. Niech zatem cierpią.</text:p>
      <text:p text:style-name="P11">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Jabłonowski na surowe twarze patrząc. Długo by trwało, by ich zgryźć. Ale da si<text:span text:style-name="T5">ę</text:span>, wszak do tej pory bili<text:span text:style-name="T5">ś</text:span>my ich – stwierdzi<text:span text:style-name="T5">ł</text:span> wchodz<text:span text:style-name="T5">ą</text:span>c do komnaty komendanta zamku, w kt<text:span text:style-name="T5">ó</text:span>rej rezydowa<text:span text:style-name="T5">ł</text:span> z min<text:span text:style-name="T5">ą</text:span> zadowolonego uzurpatora Kap<text:span text:style-name="T5">ł</text:span>an Pasza.</text:p>
      <text:p text:style-name="P11">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1"><text:soft-page-break/><text:span text:style-name="T5">Wtem tumult jakowyś przerwał króla jegomości rozważania. Głosy podniesione przed namiotem słychać, szamotanina. Sobieski za szablę chwycił, czekał. Gdy tumult uspokoił się wreszcie, wszedł do namiotu Bidziński zdyszany.</text:span></text:p>
      <text:list xml:id="list8238553045251630950" text:style-name="L8">
        <text:list-item>
          <text:p text:style-name="P32"><text:span text:style-name="T5">a co tam, mości strażniku?</text:span></text:p>
        </text:list-item>
        <text:list-item>
          <text:p text:style-name="P32"><text:span text:style-name="T5">Poseł rosyjski do Waszej Miłości przystępu żądał, czego mu straże za rozkazem Waszym odmówili. Tedy poseł awanturować się począł, że przecie rozmowy z Turkiem też jego cara dotyczą, aż po gębie nie dostał.</text:span></text:p>
        </text:list-item>
        <text:list-item>
          <text:p text:style-name="P32"><text:span text:style-name="T5">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span></text:p>
        </text:list-item>
      </text:list>
      <text:p text:style-name="P11"/>
      <text:p text:style-name="P8">Zawarcie rozejmu</text:p>
      <text:p text:style-name="P8">Gromienie Kozaków</text:p>
      <text:p text:style-name="P8"/>
      <text:p text:style-name="P8"/>
      <text:p text:style-name="P8">Sobieski m<text:span text:style-name="T5">ó</text:span><text:span text:style-name="T12">g</text:span><text:span text:style-name="T5">ł</text:span><text:span text:style-name="T12"> znowu spokojnie zasn</text:span><text:span text:style-name="T5">ąć</text:span><text:span text:style-name="T12">. Lecz sen mia</text:span><text:span text:style-name="T5">ł</text:span><text:span text:style-name="T12"> zn</text:span><text:span text:style-name="T5">ó</text:span><text:span text:style-name="T12">w niespokojny. </text:span><text:span text:style-name="T5">Ś</text:span><text:span text:style-name="T12">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text:soft-page-break/>"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1-20T11:04:31.73</dc:date>
    <meta:editing-cycles>1086</meta:editing-cycles>
    <meta:editing-duration>P1DT3H13M4S</meta:editing-duration>
    <meta:document-statistic meta:table-count="0" meta:image-count="0" meta:object-count="0" meta:page-count="31" meta:paragraph-count="274" meta:word-count="15538" meta:character-count="105226"/>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